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2.462cm"/>
    </style:style>
    <style:style style:name="Column2" style:family="table-column">
      <style:table-column-properties style:column-width="4.048cm"/>
    </style:style>
    <style:style style:name="Row1" style:family="table-row"/>
    <style:style style:name="Cell1" style:family="table-cell">
      <style:table-cell-properties fo:background-color="#f47738" style:vertical-align="top" fo:padding-top="0.176cm" fo:border-top="#f47738 0.035cm solid" fo:padding-bottom="0.176cm" fo:border-bottom="#f47738 0.035cm solid" fo:padding-left="0.176cm" fo:border-left="#f47738 0.035cm solid" fo:padding-right="0.176cm" fo:border-right="#f47738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f47738" style:vertical-align="top" fo:padding-top="0.176cm" fo:border-top="#f47738 0.035cm solid" fo:padding-bottom="0.176cm" fo:border-bottom="#f47738 0.035cm solid" fo:padding-left="0.176cm" fo:border-left="#f47738 0.035cm solid" fo:padding-right="0.176cm" fo:border-right="#f47738 0.035cm solid"/>
    </style:style>
    <style:style style:name="P5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2.488cm"/>
    </style:style>
    <style:style style:name="Column4" style:family="table-column">
      <style:table-column-properties style:column-width="4.022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f47738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>
      <style:text-properties fo:color="#f47738" style:font-name="Arial" style:font-name-asian="Arial" style:font-name-complex="Arial"/>
    </style:style>
    <style:style style:name="T11_2" style:family="text">
      <style:text-properties fo:color="#f47738" style:font-name="Arial" style:font-name-asian="Arial" style:font-name-complex="Arial"/>
    </style:style>
    <style:style style:name="T11_3" style:family="text">
      <style:text-properties fo:color="#f47738" style:font-name="Arial" style:font-name-asian="Arial" style:font-name-complex="Arial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P19" style:family="paragraph" style:parent-style-name="Heading_20_1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Sarah</text:span><text:span text:style-name="T2_2"><text:s/></text:span><text:span text:style-name="T2_3">low</text:span><text:span text:style-name="T2_4"><text:s/></text:span><text:span text:style-name="T2_5">confidence</text:span><text:span text:style-name="T2_6">,<text:s/></text:span><text:span text:style-name="T2_7">no</text:span><text:span text:style-name="T2_8"><text:s/></text:span><text:span text:style-name="T2_9">access</text:span></text:p>
            <text:p text:style-name="P3"/>
            <text:p text:style-name="P4"><text:span text:style-name="T4_1">“</text:span><text:span text:style-name="T4_2">I</text:span><text:span text:style-name="T4_3"><text:s/></text:span><text:span text:style-name="T4_4">worry</text:span><text:span text:style-name="T4_5"><text:s/></text:span><text:span text:style-name="T4_6">that</text:span><text:span text:style-name="T4_7"><text:s/></text:span><text:span text:style-name="T4_8">my</text:span><text:span text:style-name="T4_9"><text:s/></text:span><text:span text:style-name="T4_10">lack</text:span><text:span text:style-name="T4_11"><text:s/></text:span><text:span text:style-name="T4_12">of</text:span><text:span text:style-name="T4_13"><text:s/></text:span><text:span text:style-name="T4_14">computer</text:span><text:span text:style-name="T4_15"><text:s/></text:span><text:span text:style-name="T4_16">skills</text:span><text:span text:style-name="T4_17"><text:s/></text:span><text:span text:style-name="T4_18">will</text:span><text:span text:style-name="T4_19"><text:s/></text:span><text:span text:style-name="T4_20">make</text:span><text:span text:style-name="T4_21"><text:s/></text:span><text:span text:style-name="T4_22">my</text:span><text:span text:style-name="T4_23"><text:s/></text:span><text:span text:style-name="T4_24">dreams</text:span><text:span text:style-name="T4_25"><text:s/></text:span><text:span text:style-name="T4_26">impossible</text:span><text:span text:style-name="T4_27">”</text:span></text:p>
          </table:table-cell>
          <table:table-cell table:style-name="Cell2">
            <text:p text:style-name="P5"/>
          </table:table-cell>
        </table:table-row>
      </table:table>
      <text:p text:style-name="P6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7"><text:span text:style-name="T7_1">Age</text:span><text:span text:style-name="T7_2">:</text:span><text:span text:style-name="T7_3"><text:s/></text:span><text:span text:style-name="T7_4">37</text:span></text:p>
            <text:p text:style-name="P8"><text:span text:style-name="T8_1">Job</text:span><text:span text:style-name="T8_2">:</text:span><text:span text:style-name="T8_3"><text:s/></text:span><text:span text:style-name="T8_4">landscape</text:span><text:span text:style-name="T8_5"><text:s/></text:span><text:span text:style-name="T8_6">gardener</text:span></text:p>
            <text:p text:style-name="P9"><text:span text:style-name="T9_1">Digital</text:span><text:span text:style-name="T9_2"><text:s/></text:span><text:span text:style-name="T9_3">inclusion</text:span><text:span text:style-name="T9_4"><text:s/></text:span><text:span text:style-name="T9_5">scale</text:span><text:span text:style-name="T9_6">:</text:span><text:span text:style-name="T9_7"><text:s/></text:span><text:span text:style-name="T9_8">3,<text:s/></text:span><text:span text:style-name="T9_9">willing</text:span><text:span text:style-name="T9_10"><text:s/></text:span><text:span text:style-name="T9_11">and</text:span><text:span text:style-name="T9_12"><text:s/></text:span><text:span text:style-name="T9_13">unable</text:span></text:p>
          </table:table-cell>
          <table:table-cell table:style-name="Cell4">
            <text:p text:style-name="P10"/>
          </table:table-cell>
        </table:table-row>
      </table:table>
      <text:h text:style-name="P11" text:outline-level="10"><text:bookmark-start text:name="h.f4ps6xlklfdo"/><text:bookmark-end text:name="h.f4ps6xlklfdo"/><text:span text:style-name="T11_1">About</text:span><text:span text:style-name="T11_2"><text:s/></text:span><text:span text:style-name="T11_3">Sarah</text:span></text:h>
      <text:p text:style-name="P12"><text:span text:style-name="T12_1">Sarah</text:span><text:span text:style-name="T12_2"><text:s/></text:span><text:span text:style-name="T12_3">had</text:span><text:span text:style-name="T12_4"><text:s/></text:span><text:span text:style-name="T12_5">health</text:span><text:span text:style-name="T12_6"><text:s/></text:span><text:span text:style-name="T12_7">problems</text:span><text:span text:style-name="T12_8"><text:s/></text:span><text:span text:style-name="T12_9">in</text:span><text:span text:style-name="T12_10"><text:s/></text:span><text:span text:style-name="T12_11">her</text:span><text:span text:style-name="T12_12"><text:s/></text:span><text:span text:style-name="T12_13">teens</text:span><text:span text:style-name="T12_14"><text:s/></text:span><text:span text:style-name="T12_15">and</text:span><text:span text:style-name="T12_16"><text:s/></text:span><text:span text:style-name="T12_17">early</text:span><text:span text:style-name="T12_18"><text:s/></text:span><text:span text:style-name="T12_19">twenties</text:span><text:span text:style-name="T12_20">,<text:s/></text:span><text:span text:style-name="T12_21">which</text:span><text:span text:style-name="T12_22"><text:s/></text:span><text:span text:style-name="T12_23">badly</text:span><text:span text:style-name="T12_24"><text:s/></text:span><text:span text:style-name="T12_25">affected</text:span><text:span text:style-name="T12_26"><text:s/></text:span><text:span text:style-name="T12_27">her</text:span><text:span text:style-name="T12_28"><text:s/></text:span><text:span text:style-name="T12_29">education</text:span><text:span text:style-name="T12_30">.<text:s/></text:span><text:span text:style-name="T12_31">At</text:span><text:span text:style-name="T12_32"><text:s/>30,<text:s/></text:span><text:span text:style-name="T12_33">she</text:span><text:span text:style-name="T12_34"><text:s/></text:span><text:span text:style-name="T12_35">was</text:span><text:span text:style-name="T12_36"><text:s/></text:span><text:span text:style-name="T12_37">determined</text:span><text:span text:style-name="T12_38"><text:s/></text:span><text:span text:style-name="T12_39">to</text:span><text:span text:style-name="T12_40"><text:s/></text:span><text:span text:style-name="T12_41">get</text:span><text:span text:style-name="T12_42"><text:s/></text:span><text:span text:style-name="T12_43">back</text:span><text:span text:style-name="T12_44"><text:s/></text:span><text:span text:style-name="T12_45">into</text:span><text:span text:style-name="T12_46"><text:s/></text:span><text:span text:style-name="T12_47">work</text:span><text:span text:style-name="T12_48"><text:s/></text:span><text:span text:style-name="T12_49">and</text:span><text:span text:style-name="T12_50"><text:s/></text:span><text:span text:style-name="T12_51">turn</text:span><text:span text:style-name="T12_52"><text:s/></text:span><text:span text:style-name="T12_53">her</text:span><text:span text:style-name="T12_54"><text:s/></text:span><text:span text:style-name="T12_55">life</text:span><text:span text:style-name="T12_56"><text:s/></text:span><text:span text:style-name="T12_57">around</text:span><text:span text:style-name="T12_58">,<text:s/></text:span><text:span text:style-name="T12_59">mostly</text:span><text:span text:style-name="T12_60"><text:s/></text:span><text:span text:style-name="T12_61">for</text:span><text:span text:style-name="T12_62"><text:s/></text:span><text:span text:style-name="T12_63">her</text:span><text:span text:style-name="T12_64"><text:s/></text:span><text:span text:style-name="T12_65">son</text:span><text:span text:style-name="T12_66">,<text:s/></text:span><text:span text:style-name="T12_67">Jack</text:span><text:span text:style-name="T12_68">.<text:s/></text:span><text:span text:style-name="T12_69">Growing</text:span><text:span text:style-name="T12_70"><text:s/></text:span><text:span text:style-name="T12_71">up</text:span><text:span text:style-name="T12_72">,<text:s/></text:span><text:span text:style-name="T12_73">she</text:span><text:span text:style-name="T12_74"><text:s/></text:span><text:span text:style-name="T12_75">always</text:span><text:span text:style-name="T12_76"><text:s/></text:span><text:span text:style-name="T12_77">enjoyed</text:span><text:span text:style-name="T12_78"><text:s/></text:span><text:span text:style-name="T12_79">helping</text:span><text:span text:style-name="T12_80"><text:s/></text:span><text:span text:style-name="T12_81">her</text:span><text:span text:style-name="T12_82"><text:s/></text:span><text:span text:style-name="T12_83">dad</text:span><text:span text:style-name="T12_84"><text:s/></text:span><text:span text:style-name="T12_85">out</text:span><text:span text:style-name="T12_86"><text:s/></text:span><text:span text:style-name="T12_87">in</text:span><text:span text:style-name="T12_88"><text:s/></text:span><text:span text:style-name="T12_89">the</text:span><text:span text:style-name="T12_90"><text:s/></text:span><text:span text:style-name="T12_91">garden</text:span><text:span text:style-name="T12_92">,<text:s/></text:span><text:span text:style-name="T12_93">so</text:span><text:span text:style-name="T12_94"><text:s/></text:span><text:span text:style-name="T12_95">with</text:span><text:span text:style-name="T12_96"><text:s/></text:span><text:span text:style-name="T12_97">the</text:span><text:span text:style-name="T12_98"><text:s/></text:span><text:span text:style-name="T12_99">help</text:span><text:span text:style-name="T12_100"><text:s/></text:span><text:span text:style-name="T12_101">of</text:span><text:span text:style-name="T12_102"><text:s/></text:span><text:span text:style-name="T12_103">her</text:span><text:span text:style-name="T12_104"><text:s/></text:span><text:span text:style-name="T12_105">local</text:span><text:span text:style-name="T12_106"><text:s/></text:span><text:span text:style-name="T12_107">Jobcentre</text:span><text:span text:style-name="T12_108"><text:s/></text:span><text:span text:style-name="T12_109">advisor</text:span><text:span text:style-name="T12_110"><text:s/></text:span><text:span text:style-name="T12_111">she</text:span><text:span text:style-name="T12_112"><text:s/></text:span><text:span text:style-name="T12_113">applied</text:span><text:span text:style-name="T12_114"><text:s/></text:span><text:span text:style-name="T12_115">for</text:span><text:span text:style-name="T12_116"><text:s/></text:span><text:span text:style-name="T12_117">a</text:span><text:span text:style-name="T12_118"><text:s/></text:span><text:span text:style-name="T12_119">job</text:span><text:span text:style-name="T12_120"><text:s/></text:span><text:span text:style-name="T12_121">at</text:span><text:span text:style-name="T12_122"><text:s/></text:span><text:span text:style-name="T12_123">the</text:span><text:span text:style-name="T12_124"><text:s/></text:span><text:span text:style-name="T12_125">local</text:span><text:span text:style-name="T12_126"><text:s/></text:span><text:span text:style-name="T12_127">garden</text:span><text:span text:style-name="T12_128"><text:s/></text:span><text:span text:style-name="T12_129">centre</text:span><text:span text:style-name="T12_130">.</text:span></text:p>
      <text:p text:style-name="P13"/>
      <text:p text:style-name="P14"><text:span text:style-name="T14_1">Sarah</text:span><text:span text:style-name="T14_2"><text:s/></text:span><text:span text:style-name="T14_3">started</text:span><text:span text:style-name="T14_4"><text:s/></text:span><text:span text:style-name="T14_5">off</text:span><text:span text:style-name="T14_6"><text:s/></text:span><text:span text:style-name="T14_7">as</text:span><text:span text:style-name="T14_8"><text:s/></text:span><text:span text:style-name="T14_9">a</text:span><text:span text:style-name="T14_10"><text:s/></text:span><text:span text:style-name="T14_11">checkout</text:span><text:span text:style-name="T14_12"><text:s/></text:span><text:span text:style-name="T14_13">assistant</text:span><text:span text:style-name="T14_14"><text:s/></text:span><text:span text:style-name="T14_15">but</text:span><text:span text:style-name="T14_16"><text:s/></text:span><text:span text:style-name="T14_17">struggled</text:span><text:span text:style-name="T14_18"><text:s/></text:span><text:span text:style-name="T14_19">with</text:span><text:span text:style-name="T14_20"><text:s/></text:span><text:span text:style-name="T14_21">the</text:span><text:span text:style-name="T14_22"><text:s/></text:span><text:span text:style-name="T14_23">technology</text:span><text:span text:style-name="T14_24"><text:s/>-<text:s/></text:span><text:span text:style-name="T14_25">she</text:span><text:span text:style-name="T14_26"><text:s/></text:span><text:span text:style-name="T14_27">had</text:span><text:span text:style-name="T14_28"><text:s/></text:span><text:span text:style-name="T14_29">never</text:span><text:span text:style-name="T14_30"><text:s/></text:span><text:span text:style-name="T14_31">used</text:span><text:span text:style-name="T14_32"><text:s/></text:span><text:span text:style-name="T14_33">computers</text:span><text:span text:style-name="T14_34"><text:s/></text:span><text:span text:style-name="T14_35">before</text:span><text:span text:style-name="T14_36"><text:s/></text:span><text:span text:style-name="T14_37">and</text:span><text:span text:style-name="T14_38"><text:s/></text:span><text:span text:style-name="T14_39">found</text:span><text:span text:style-name="T14_40"><text:s/></text:span><text:span text:style-name="T14_41">it</text:span><text:span text:style-name="T14_42"><text:s/></text:span><text:span text:style-name="T14_43">overwhelming</text:span><text:span text:style-name="T14_44">.<text:s/></text:span><text:span text:style-name="T14_45">Unfortunately</text:span><text:span text:style-name="T14_46"><text:s/></text:span><text:span text:style-name="T14_47">the</text:span><text:span text:style-name="T14_48"><text:s/></text:span><text:span text:style-name="T14_49">garden</text:span><text:span text:style-name="T14_50"><text:s/></text:span><text:span text:style-name="T14_51">centre</text:span><text:span text:style-name="T14_52"><text:s/></text:span><text:span text:style-name="T14_53">closed</text:span><text:span text:style-name="T14_54"><text:s/></text:span><text:span text:style-name="T14_55">down</text:span><text:span text:style-name="T14_56"><text:s/></text:span><text:span text:style-name="T14_57">and</text:span><text:span text:style-name="T14_58"><text:s/></text:span><text:span text:style-name="T14_59">she</text:span><text:span text:style-name="T14_60"><text:s/></text:span><text:span text:style-name="T14_61">was</text:span><text:span text:style-name="T14_62"><text:s/></text:span><text:span text:style-name="T14_63">made</text:span><text:span text:style-name="T14_64"><text:s/></text:span><text:span text:style-name="T14_65">redundant</text:span><text:span text:style-name="T14_66">.<text:s/></text:span></text:p>
      <text:p text:style-name="P15"/>
      <text:p text:style-name="P16"><text:span text:style-name="T16_1">Again</text:span><text:span text:style-name="T16_2">,<text:s/></text:span><text:span text:style-name="T16_3">through</text:span><text:span text:style-name="T16_4"><text:s/></text:span><text:span text:style-name="T16_5">the</text:span><text:span text:style-name="T16_6"><text:s/></text:span><text:span text:style-name="T16_7">help</text:span><text:span text:style-name="T16_8"><text:s/></text:span><text:span text:style-name="T16_9">of</text:span><text:span text:style-name="T16_10"><text:s/></text:span><text:span text:style-name="T16_11">the</text:span><text:span text:style-name="T16_12"><text:s/></text:span><text:span text:style-name="T16_13">Jobcentre</text:span><text:span text:style-name="T16_14"><text:s/></text:span><text:span text:style-name="T16_15">she</text:span><text:span text:style-name="T16_16"><text:s/></text:span><text:span text:style-name="T16_17">got</text:span><text:span text:style-name="T16_18"><text:s/></text:span><text:span text:style-name="T16_19">a</text:span><text:span text:style-name="T16_20"><text:s/></text:span><text:span text:style-name="T16_21">basic</text:span><text:span text:style-name="T16_22"><text:s/></text:span><text:span text:style-name="T16_23">landscape</text:span><text:span text:style-name="T16_24"><text:s/></text:span><text:span text:style-name="T16_25">gardening</text:span><text:span text:style-name="T16_26"><text:s/></text:span><text:span text:style-name="T16_27">qualification</text:span><text:span text:style-name="T16_28">.<text:s/></text:span><text:span text:style-name="T16_29">She</text:span><text:span text:style-name="T16_30"><text:s/></text:span><text:span text:style-name="T16_31">applied</text:span><text:span text:style-name="T16_32"><text:s/></text:span><text:span text:style-name="T16_33">for</text:span><text:span text:style-name="T16_34"><text:s/></text:span><text:span text:style-name="T16_35">jobs</text:span><text:span text:style-name="T16_36"><text:s/></text:span><text:span text:style-name="T16_37">but</text:span><text:span text:style-name="T16_38"><text:s/></text:span><text:span text:style-name="T16_39">wasn</text:span><text:span text:style-name="T16_40">’</text:span><text:span text:style-name="T16_41">t</text:span><text:span text:style-name="T16_42"><text:s/></text:span><text:span text:style-name="T16_43">successful</text:span><text:span text:style-name="T16_44">,<text:s/></text:span><text:span text:style-name="T16_45">so</text:span><text:span text:style-name="T16_46"><text:s/></text:span><text:span text:style-name="T16_47">her</text:span><text:span text:style-name="T16_48"><text:s/></text:span><text:span text:style-name="T16_49">advisor</text:span><text:span text:style-name="T16_50"><text:s/></text:span><text:span text:style-name="T16_51">suggested</text:span><text:span text:style-name="T16_52"><text:s/></text:span><text:span text:style-name="T16_53">that</text:span><text:span text:style-name="T16_54"><text:s/></text:span><text:span text:style-name="T16_55">she</text:span><text:span text:style-name="T16_56"><text:s/></text:span><text:span text:style-name="T16_57">start</text:span><text:span text:style-name="T16_58"><text:s/></text:span><text:span text:style-name="T16_59">her</text:span><text:span text:style-name="T16_60"><text:s/></text:span><text:span text:style-name="T16_61">own</text:span><text:span text:style-name="T16_62"><text:s/></text:span><text:span text:style-name="T16_63">gardening</text:span><text:span text:style-name="T16_64"><text:s/></text:span><text:span text:style-name="T16_65">business</text:span><text:span text:style-name="T16_66">.<text:s/></text:span><text:span text:style-name="T16_67">He</text:span><text:span text:style-name="T16_68"><text:s/></text:span><text:span text:style-name="T16_69">told</text:span><text:span text:style-name="T16_70"><text:s/></text:span><text:span text:style-name="T16_71">her</text:span><text:span text:style-name="T16_72"><text:s/></text:span><text:span text:style-name="T16_73">that</text:span><text:span text:style-name="T16_74"><text:s/></text:span><text:span text:style-name="T16_75">she</text:span><text:span text:style-name="T16_76"><text:s/></text:span><text:span text:style-name="T16_77">could</text:span><text:span text:style-name="T16_78"><text:s/></text:span><text:span text:style-name="T16_79">get</text:span><text:span text:style-name="T16_80"><text:s/></text:span><text:span text:style-name="T16_81">funding</text:span><text:span text:style-name="T16_82">,<text:s/></text:span><text:span text:style-name="T16_83">tax</text:span><text:span text:style-name="T16_84"><text:s/></text:span><text:span text:style-name="T16_85">breaks</text:span><text:span text:style-name="T16_86"><text:s/></text:span><text:span text:style-name="T16_87">for</text:span><text:span text:style-name="T16_88"><text:s/></text:span><text:span text:style-name="T16_89">working</text:span><text:span text:style-name="T16_90"><text:s/></text:span><text:span text:style-name="T16_91">parents</text:span><text:span text:style-name="T16_92"><text:s/></text:span><text:span text:style-name="T16_93">and</text:span><text:span text:style-name="T16_94"><text:s/></text:span><text:span text:style-name="T16_95">help</text:span><text:span text:style-name="T16_96"><text:s/></text:span><text:span text:style-name="T16_97">with</text:span><text:span text:style-name="T16_98"><text:s/></text:span><text:span text:style-name="T16_99">building</text:span><text:span text:style-name="T16_100"><text:s/></text:span><text:span text:style-name="T16_101">her</text:span><text:span text:style-name="T16_102"><text:s/></text:span><text:span text:style-name="T16_103">business</text:span><text:span text:style-name="T16_104"><text:s/></text:span><text:span text:style-name="T16_105">plan</text:span><text:span text:style-name="T16_106">.<text:s/></text:span></text:p>
      <text:p text:style-name="P17"/>
      <text:p text:style-name="P18"><text:span text:style-name="T18_1">Sarah</text:span><text:span text:style-name="T18_2">’</text:span><text:span text:style-name="T18_3">s</text:span><text:span text:style-name="T18_4"><text:s/></text:span><text:span text:style-name="T18_5">history</text:span><text:span text:style-name="T18_6"><text:s/></text:span><text:span text:style-name="T18_7">of</text:span><text:span text:style-name="T18_8"><text:s/></text:span><text:span text:style-name="T18_9">illness</text:span><text:span text:style-name="T18_10"><text:s/></text:span><text:span text:style-name="T18_11">and</text:span><text:span text:style-name="T18_12"><text:s/></text:span><text:span text:style-name="T18_13">low</text:span><text:span text:style-name="T18_14"><text:s/></text:span><text:span text:style-name="T18_15">confidence</text:span><text:span text:style-name="T18_16"><text:s/></text:span><text:span text:style-name="T18_17">makes</text:span><text:span text:style-name="T18_18"><text:s/></text:span><text:span text:style-name="T18_19">it</text:span><text:span text:style-name="T18_20"><text:s/></text:span><text:span text:style-name="T18_21">hard</text:span><text:span text:style-name="T18_22"><text:s/></text:span><text:span text:style-name="T18_23">for</text:span><text:span text:style-name="T18_24"><text:s/></text:span><text:span text:style-name="T18_25">her</text:span><text:span text:style-name="T18_26"><text:s/></text:span><text:span text:style-name="T18_27">to</text:span><text:span text:style-name="T18_28"><text:s/></text:span><text:span text:style-name="T18_29">be</text:span><text:span text:style-name="T18_30"><text:s/></text:span><text:span text:style-name="T18_31">optimistic</text:span><text:span text:style-name="T18_32">.<text:s/></text:span><text:span text:style-name="T18_33">She</text:span><text:span text:style-name="T18_34">’</text:span><text:span text:style-name="T18_35">s</text:span><text:span text:style-name="T18_36"><text:s/></text:span><text:span text:style-name="T18_37">worried</text:span><text:span text:style-name="T18_38"><text:s/></text:span><text:span text:style-name="T18_39">that</text:span><text:span text:style-name="T18_40"><text:s/></text:span><text:span text:style-name="T18_41">she</text:span><text:span text:style-name="T18_42"><text:s/></text:span><text:span text:style-name="T18_43">won</text:span><text:span text:style-name="T18_44">'</text:span><text:span text:style-name="T18_45">t</text:span><text:span text:style-name="T18_46"><text:s/></text:span><text:span text:style-name="T18_47">be</text:span><text:span text:style-name="T18_48"><text:s/></text:span><text:span text:style-name="T18_49">able</text:span><text:span text:style-name="T18_50"><text:s/></text:span><text:span text:style-name="T18_51">to</text:span><text:span text:style-name="T18_52"><text:s/></text:span><text:span text:style-name="T18_53">set</text:span><text:span text:style-name="T18_54"><text:s/></text:span><text:span text:style-name="T18_55">up</text:span><text:span text:style-name="T18_56"><text:s/></text:span><text:span text:style-name="T18_57">a</text:span><text:span text:style-name="T18_58"><text:s/></text:span><text:span text:style-name="T18_59">business</text:span><text:span text:style-name="T18_60"><text:s/></text:span><text:span text:style-name="T18_61">on</text:span><text:span text:style-name="T18_62"><text:s/></text:span><text:span text:style-name="T18_63">her</text:span><text:span text:style-name="T18_64"><text:s/></text:span><text:span text:style-name="T18_65">own</text:span><text:span text:style-name="T18_66">:<text:s/></text:span><text:span text:style-name="T18_67">she</text:span><text:span text:style-name="T18_68"><text:s/></text:span><text:span text:style-name="T18_69">knows</text:span><text:span text:style-name="T18_70"><text:s/></text:span><text:span text:style-name="T18_71">nothing</text:span><text:span text:style-name="T18_72"><text:s/></text:span><text:span text:style-name="T18_73">about</text:span><text:span text:style-name="T18_74"><text:s/></text:span><text:span text:style-name="T18_75">tax</text:span><text:span text:style-name="T18_76"><text:s/></text:span><text:span text:style-name="T18_77">and</text:span><text:span text:style-name="T18_78"><text:s/></text:span><text:span text:style-name="T18_79">doubts</text:span><text:span text:style-name="T18_80"><text:s/></text:span><text:span text:style-name="T18_81">she</text:span><text:span text:style-name="T18_82"><text:s/></text:span><text:span text:style-name="T18_83">could</text:span><text:span text:style-name="T18_84"><text:s/></text:span><text:span text:style-name="T18_85">afford</text:span><text:span text:style-name="T18_86"><text:s/></text:span><text:span text:style-name="T18_87">an</text:span><text:span text:style-name="T18_88"><text:s/></text:span><text:span text:style-name="T18_89">accountant</text:span><text:span text:style-name="T18_90">.</text:span></text:p>
      <text:h text:style-name="P19" text:outline-level="10"><text:bookmark-start text:name="h.gkqa9251k3eh"/><text:bookmark-end text:name="h.gkqa9251k3eh"/><text:span text:style-name="T19_1">Internet</text:span><text:span text:style-name="T19_2"><text:s/></text:span><text:span text:style-name="T19_3">use</text:span></text:h>
      <text:p text:style-name="P20"><text:span text:style-name="T20_1">When</text:span><text:span text:style-name="T20_2"><text:s/></text:span><text:span text:style-name="T20_3">it</text:span><text:span text:style-name="T20_4"><text:s/></text:span><text:span text:style-name="T20_5">comes</text:span><text:span text:style-name="T20_6"><text:s/></text:span><text:span text:style-name="T20_7">to</text:span><text:span text:style-name="T20_8"><text:s/></text:span><text:span text:style-name="T20_9">using</text:span><text:span text:style-name="T20_10"><text:s/></text:span><text:span text:style-name="T20_11">the</text:span><text:span text:style-name="T20_12"><text:s/></text:span><text:span text:style-name="T20_13">internet</text:span><text:span text:style-name="T20_14">,<text:s/></text:span><text:span text:style-name="T20_15">Sarah</text:span><text:span text:style-name="T20_16">:</text:span></text:p>
      <text:list text:style-name="LS1" xml:id="list0">
        <text:list-item>
          <text:p text:style-name="P21"><text:span text:style-name="T21_1">doesn</text:span><text:span text:style-name="T21_2">’</text:span><text:span text:style-name="T21_3">t</text:span><text:span text:style-name="T21_4"><text:s/></text:span><text:span text:style-name="T21_5">have</text:span><text:span text:style-name="T21_6"><text:s/></text:span><text:span text:style-name="T21_7">access</text:span><text:span text:style-name="T21_8"><text:s/></text:span><text:span text:style-name="T21_9">to</text:span><text:span text:style-name="T21_10"><text:s/></text:span><text:span text:style-name="T21_11">a</text:span><text:span text:style-name="T21_12"><text:s/></text:span><text:span text:style-name="T21_13">computer</text:span><text:span text:style-name="T21_14"><text:s/></text:span><text:span text:style-name="T21_15">or</text:span><text:span text:style-name="T21_16"><text:s/></text:span><text:span text:style-name="T21_17">the</text:span><text:span text:style-name="T21_18"><text:s/></text:span><text:span text:style-name="T21_19">internet</text:span></text:p>
        </text:list-item>
        <text:list-item>
          <text:p text:style-name="P22"><text:span text:style-name="T22_1">uses</text:span><text:span text:style-name="T22_2"><text:s/></text:span><text:span text:style-name="T22_3">a</text:span><text:span text:style-name="T22_4"><text:s/></text:span><text:span text:style-name="T22_5">pay</text:span><text:span text:style-name="T22_6"><text:s/></text:span><text:span text:style-name="T22_7">as</text:span><text:span text:style-name="T22_8"><text:s/></text:span><text:span text:style-name="T22_9">you</text:span><text:span text:style-name="T22_10"><text:s/></text:span><text:span text:style-name="T22_11">go</text:span><text:span text:style-name="T22_12"><text:s/></text:span><text:span text:style-name="T22_13">phone</text:span><text:span text:style-name="T22_14"><text:s/>(</text:span><text:span text:style-name="T22_15">not</text:span><text:span text:style-name="T22_16"><text:s/></text:span><text:span text:style-name="T22_17">a</text:span><text:span text:style-name="T22_18"><text:s/></text:span><text:span text:style-name="T22_19">smartphone</text:span><text:span text:style-name="T22_20">)</text:span></text:p>
        </text:list-item>
        <text:list-item>
          <text:p text:style-name="P23"><text:span text:style-name="T23_1">has</text:span><text:span text:style-name="T23_2"><text:s/></text:span><text:span text:style-name="T23_3">very</text:span><text:span text:style-name="T23_4"><text:s/></text:span><text:span text:style-name="T23_5">low</text:span><text:span text:style-name="T23_6"><text:s/></text:span><text:span text:style-name="T23_7">digital</text:span><text:span text:style-name="T23_8"><text:s/></text:span><text:span text:style-name="T23_9">skills</text:span></text:p>
        </text:list-item>
        <text:list-item>
          <text:p text:style-name="P24"><text:span text:style-name="T24_1">has</text:span><text:span text:style-name="T24_2"><text:s/></text:span><text:span text:style-name="T24_3">low</text:span><text:span text:style-name="T24_4"><text:s/></text:span><text:span text:style-name="T24_5">literacy</text:span>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f47738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